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2.5in" loext:contextual-spacing="false" fo:line-height="100%" fo:text-align="start" style:justify-single-word="false" fo:orphans="2" fo:widows="2"/>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start"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665in" fo:margin-bottom="0.1665in" loext:contextual-spacing="false" fo:line-height="100%" fo:text-indent="0in" style:auto-text-indent="false"/>
    </style:style>
    <style:style style:name="P22" style:family="paragraph" style:parent-style-name="Standard">
      <style:paragraph-properties fo:margin-left="0in" fo:margin-right="0in" fo:text-indent="0in" style:auto-text-indent="false"/>
    </style:style>
    <style:style style:name="P23" style:family="paragraph" style:parent-style-name="Standard">
      <loext:graphic-properties draw:fill="solid" draw:fill-color="#cccc99"/>
      <style:paragraph-properties fo:margin-left="0.5in" fo:margin-right="0.0398in" fo:margin-top="0.0591in" fo:margin-bottom="0.0783in" loext:contextual-spacing="false" fo:line-height="100%" fo:text-indent="0in" style:auto-text-indent="false" fo:background-color="#cccc99" fo:padding="0.0555in" fo:border="0.51pt solid #000000"/>
    </style:style>
    <style:style style:name="P24" style:family="paragraph" style:parent-style-name="Standard">
      <style:paragraph-properties fo:margin-top="0.1665in" fo:margin-bottom="0.1665in" loext:contextual-spacing="false" fo:line-height="100%"/>
    </style:style>
    <style:style style:name="P25"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28" style:family="paragraph" style:parent-style-name="Standard" style:list-style-name="WWNum4">
      <style:paragraph-properties fo:margin-left="0.5in" fo:margin-right="0in" fo:margin-top="0in" fo:margin-bottom="0in" loext:contextual-spacing="false" fo:line-height="100%" fo:text-align="start" style:justify-single-word="false" fo:text-indent="-0.25in" style:auto-text-indent="false"/>
    </style:style>
    <style:style style:name="P29"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0" style:family="paragraph" style:parent-style-name="Standard" style:list-style-name="WWNum4">
      <style:paragraph-properties fo:margin-left="0.5in" fo:margin-right="0in" fo:margin-top="0in" fo:margin-bottom="0.1665in" loext:contextual-spacing="false" fo:line-height="100%" fo:text-align="start" style:justify-single-word="false" fo:text-indent="-0.25in" style:auto-text-indent="false"/>
    </style:style>
    <style:style style:name="P31"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32" style:family="paragraph" style:parent-style-name="Standard" style:list-style-name="WWNum1">
      <style:paragraph-properties fo:margin-left="0.5in" fo:margin-right="0in" fo:text-indent="-0.25in" style:auto-text-indent="false"/>
    </style:style>
    <style:style style:name="P33" style:family="paragraph" style:parent-style-name="Standard" style:list-style-name="WWNum4">
      <style:paragraph-properties fo:margin-left="1in" fo:margin-right="0in" fo:margin-top="0in" fo:margin-bottom="0in" loext:contextual-spacing="false" fo:line-height="100%" fo:text-align="start" style:justify-single-word="false" fo:text-indent="-0.25in" style:auto-text-indent="false"/>
    </style:style>
    <style:style style:name="P34" style:family="paragraph" style:parent-style-name="Heading_20_1" style:list-style-name="WWNum3"/>
    <style:style style:name="P35" style:family="paragraph" style:parent-style-name="Heading_20_1">
      <style:paragraph-properties fo:margin-left="0.3in" fo:margin-right="0in" fo:text-indent="0in" style:auto-text-indent="false"/>
    </style:style>
    <style:style style:name="P36"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0"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1"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2"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3" style:family="text">
      <style:text-properties fo:color="#336633" fo:font-size="14pt" style:font-size-asian="14pt" style:font-size-complex="14pt"/>
    </style:style>
    <style:style style:name="T14" style:family="text">
      <style:text-properties style:font-name="Verdana" fo:font-size="10pt" fo:font-weight="bold" style:font-name-asian="Verdana1" style:font-size-asian="10pt" style:font-weight-asian="bold" style:font-name-complex="Verdana1" style:font-size-complex="10pt"/>
    </style:style>
    <style:style style:name="T15" style:family="text">
      <style:text-properties style:font-name="Verdana" fo:font-size="10pt" style:font-name-asian="Verdana1" style:font-size-asian="10pt" style:font-name-complex="Verdana1"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fo:font-size="16pt" style:font-size-asian="16pt" style:font-size-complex="16pt"/>
    </style:style>
    <style:style style:name="T2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3" style:family="text">
      <style:text-properties fo:font-variant="small-caps" fo:color="#999966" style:font-name="Tahoma" fo:font-size="9pt" style:font-name-asian="Tahoma1" style:font-size-asian="9pt" style:font-name-complex="Tahoma1" style:font-size-complex="9pt"/>
    </style:style>
    <style:style style:name="T24" style:family="text">
      <style:text-properties style:font-name="Arimo" fo:font-size="10pt" fo:font-weight="bold" style:font-name-asian="Arimo1" style:font-size-asian="10pt" style:font-weight-asian="bold" style:font-name-complex="Arimo1" style:font-size-complex="10pt"/>
    </style:style>
    <style:style style:name="T25" style:family="text">
      <style:text-properties fo:font-weight="bold" style:font-weight-asian="bold"/>
    </style:style>
    <style:style style:name="T26" style:family="text">
      <style:text-properties fo:font-size="12pt" style:font-size-asian="12pt" style:font-size-complex="12pt"/>
    </style:style>
    <style:style style:name="T27" style:family="text">
      <style:text-properties style:text-underline-style="solid" style:text-underline-width="auto" style:text-underline-color="font-color" fo:font-weight="bold" style:font-weight-asian="bold"/>
    </style:style>
    <style:style style:name="T28" style:family="text">
      <style:text-properties fo:color="#1155cc" style:text-underline-style="solid" style:text-underline-width="auto" style:text-underline-color="font-color"/>
    </style:style>
    <style:style style:name="T29" style:family="text">
      <style:text-properties style:text-underline-style="none"/>
    </style:style>
    <style:style style:name="T30" style:family="text">
      <style:text-properties style:font-name="Arial" fo:font-size="11pt" style:font-name-asian="Arial1" style:font-size-asian="11pt"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aczyuw2yex2w"/><text:span text:style-name="T1">Desarrollo Web en Entorno Cliente</text:span><text:span text:style-name="T2"><text:line-break/></text:span><text:span text:style-name="T3">Entregable 2ª Evaluación - Parte 3</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4"><text:span text:style-name="T5">Actualizado Diciembre 2020</text:span></text:p>
      <text:p text:style-name="P5"/>
      <text:p text:style-name="P5"/>
      <text:p text:style-name="P5"/>
      <text:p text:style-name="P6"><text:span text:style-name="T13">Licencia</text:span></text:p>
      <text:p text:style-name="P8"/>
      <text:p text:style-name="P7"><text:span text:style-name="T14">Reconocimiento – NoComercial - CompartirIgual (BY-NC-SA)</text:span><text:span text:style-name="T15">: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7">Nomenclatura</text:span></text:p>
      <text:p text:style-name="P10"><text:span text:style-name="T8">A lo largo de este tema se utilizarán distintos símbolos para distinguir elementos importantes dentro del contenido. Estos símbolos son:</text:span></text:p>
      <text:p text:style-name="P11"/>
      <text:p text:style-name="P12"><text:span text:style-name="T16">📖 </text:span><text:span text:style-name="T9">Importante</text:span></text:p>
      <text:p text:style-name="P13"/>
      <text:p text:style-name="P12"><text:span text:style-name="T17">❕</text:span><text:span text:style-name="T10"> </text:span><text:span text:style-name="T9">Atención</text:span></text:p>
      <text:p text:style-name="P13"/>
      <text:p text:style-name="P12"><text:span text:style-name="T11">💬</text:span><text:span text:style-name="T9"> Interesante</text:span></text:p>
      <text:p text:style-name="P35"/>
      <text:p text:style-name="P14"><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19">1. </text:span><text:a xlink:type="simple" xlink:href="#_gq0p3n7ir9ss" text:style-name="Index_20_Link" text:visited-style-name="Index_20_Link"><text:span text:style-name="T12">Actividades</text:span></text:a><text:span text:style-name="T12"><text:tab/>3</text:span></text:p>
          <text:p text:style-name="P20"><text:span text:style-name="T20">2. </text:span><text:a xlink:type="simple" xlink:href="#_g1qlmy5ta6mu" text:style-name="Index_20_Link" text:visited-style-name="Index_20_Link"><text:span text:style-name="T12">Autores (en orden alfabético)</text:span></text:a><text:span text:style-name="T12"><text:tab/>4</text:span></text:p>
        </text:index-body>
      </text:table-of-content>
      <text:p text:style-name="P18"><text:span text:style-name="T21">Entregable 2ª Evaluación - Parte 2</text:span></text:p>
      <text:p text:style-name="P23"><text:span text:style-name="T17">❕</text:span><text:span text:style-name="T24"> </text:span><text:span text:style-name="T25">Atención: </text:span>intentad que el programa sea lo más claro y estructurado posible, así como incluir comentarios en sitios clave para facilitar la comprensión del mismo.</text:p>
      <text:p text:style-name="Standard"/>
      <text:p text:style-name="P23"><text:span text:style-name="T17">❕</text:span><text:span text:style-name="T24"> </text:span><text:span text:style-name="T25">Atención: </text:span>Para considerar un ejercicio realizado, no basta únicamente con entregar el código. El alumno ha de SER CAPAZ de defender su ejercicio a petición del profesor y SER CAPAZ de realizar pequeñas modificaciones relacionadas con el mismo, con el fin de demostrar la adquisición de conocimiento y evitar cualquier sospecha de copia.</text:p>
      <text:p text:style-name="P23"><text:span text:style-name="T27">La copia se castiga con el suspenso del módulo completo.</text:span></text:p>
      <text:list xml:id="list3047173383" text:style-name="WWNum3">
        <text:list-item>
          <text:p text:style-name="P34"><text:bookmark text:name="_gq0p3n7ir9ss"/>Actividades</text:p>
        </text:list-item>
      </text:list>
      <text:p text:style-name="P21"><text:span text:style-name="T25">Plazo de entrega</text:span>: hasta el 22 de febrero de 2021 a las 12:00.</text:p>
      <text:p text:style-name="P21">Peso de la nota: 10% de la nota total (Total nota entregables 35% de la nota).</text:p>
      <text:p text:style-name="P24"><text:span text:style-name="T25">Aplicación con Quasar</text:span></text:p>
      <text:p text:style-name="P24">Este ejercicio deberá realizarse usando Quasar (con Vue y Axios para consultas AJAX), de forma que pueda generarse una aplicación web, una de escritorio y otra para Android.</text:p>
      <text:p text:style-name="P24">Para este primer ejercicio utilizaremos la API del periódico New York Times. Para usarla necesitaremos una API KEY que obtendremos registrándose de manera gratuita:</text:p>
      <text:p text:style-name="P24"><text:s/><text:a xlink:type="simple" xlink:href="https://developer.nytimes.com/" text:style-name="ListLabel_20_28" text:visited-style-name="ListLabel_20_28"><text:span text:style-name="T28">https://developer.nytimes.com/</text:span></text:a></text:p>
      <text:p text:style-name="P24">Tras registrarnos, deberemos <text:span text:style-name="T27">LEER ATENTAMENTE EL FAQ</text:span> de uso de la API.</text:p>
      <text:p text:style-name="P24">Si tenéis problemas en el registro o dudas en general del funcionamiento de la API podéis plantear vuestros problemas en el foro.</text:p>
      <text:p text:style-name="P24">En concreto, para el ejercicio utilizaremos la API de búsqueda de artículos</text:p>
      <text:p text:style-name="P24"><text:a xlink:type="simple" xlink:href="https://developer.nytimes.com/docs/articlesearch-product/1/types/Article" text:style-name="ListLabel_20_28" text:visited-style-name="ListLabel_20_28"><text:span text:style-name="T28">https://developer.nytimes.com/docs/articlesearch-product/1/types/Article</text:span></text:a></text:p>
      <text:p text:style-name="P24">Nuestra página deberá tener los siguientes elementos Quasar:</text:p>
      <text:list xml:id="list3175560212" text:style-name="WWNum4">
        <text:list-item>
          <text:p text:style-name="P25">Un input de tipo “text” donde podamos escribir una búsqueda.</text:p>
          <text:list>
            <text:list-item>
              <text:p text:style-name="P33"><text:a xlink:type="simple" xlink:href="https://quasar.dev/vue-components/input#Input-types" text:style-name="ListLabel_20_28" text:visited-style-name="ListLabel_20_28"><text:span text:style-name="T28">https://quasar.dev/vue-components/input#Input-types<text:line-break/></text:span></text:a> <text:tab/></text:p>
            </text:list-item>
          </text:list>
        </text:list-item>
        <text:list-item>
          <text:p text:style-name="P27">Dos input de tipo “text”, uno para indicar “Fecha mínima de la noticia” y otro para “Fecha máxima”. El formato será YYYYMMDD.</text:p>
          <text:list>
            <text:list-item>
              <text:p text:style-name="P33"><text:a xlink:type="simple" xlink:href="https://quasar.dev/vue-components/input#Input-types" text:style-name="ListLabel_20_28" text:visited-style-name="ListLabel_20_28"><text:span text:style-name="T28">https://quasar.dev/vue-components/input#Input-types</text:span></text:a></text:p>
            </text:list-item>
          </text:list>
        </text:list-item>
        <text:list-item>
          <text:p text:style-name="P28">Un combo box que tenga dos opciones “primero más modernas” y “primero más antiguas”.</text:p>
          <text:list>
            <text:list-item>
              <text:p text:style-name="P33"><text:a xlink:type="simple" xlink:href="https://quasar.dev/vue-components/select" text:style-name="ListLabel_20_28" text:visited-style-name="ListLabel_20_28"><text:span text:style-name="T28">https://quasar.dev/vue-components/select</text:span></text:a> <text:tab/></text:p>
            </text:list-item>
          </text:list>
        </text:list-item>
        <text:list-item>
          <text:p text:style-name="P28">Un botón “Realizar búsqueda”.</text:p>
          <text:list>
            <text:list-item>
              <text:p text:style-name="P33"><text:a xlink:type="simple" xlink:href="https://quasar.dev/vue-components/button" text:style-name="ListLabel_20_28" text:visited-style-name="ListLabel_20_28"><text:span text:style-name="T28">https://quasar.dev/vue-components/button</text:span></text:a></text:p>
            </text:list-item>
          </text:list>
        </text:list-item>
        <text:list-item>
          <text:p text:style-name="P30"><text:span text:style-name="T25">NOTA</text:span>: estos componentes son una recomendación. Se permiten usar otros componentes Vue presentes en “Quasar” siempre que se justifique su usabilidad.</text:p>
        </text:list-item>
      </text:list>
      <text:p text:style-name="P24"><text:soft-page-break/>Al pulsar “realizar búsqueda”, se realizará una búsqueda mediante AJAX mediante la API del “New York Times” con noticias que incluyan la búsqueda, entre las dos fechas indicadas y ordenadas según lo que diga el combo box (más nuevas primero, más viejas primero).</text:p>
      <text:p text:style-name="P24">Al realizar la búsqueda será obligatorio comprobar:</text:p>
      <text:list xml:id="list2900728286" text:style-name="WWNum2">
        <text:list-item>
          <text:p text:style-name="P26">Que todos los campos están rellenados.</text:p>
        </text:list-item>
        <text:list-item>
          <text:p text:style-name="P29">Que ambas fechas tengan correctamente el formato <text:span text:style-name="T27">YYYYMMDD</text:span>. Comprobar que sean 8 números (no es necesario comprobar si el día es válido, por ejemplo si alguno pone 20001340 es problema del usuario y no debemos comprobarlo).</text:p>
        </text:list-item>
        <text:list-item>
          <text:p text:style-name="P31">Que la fecha mínima sea <text:s/>menor que la máxima.</text:p>
        </text:list-item>
      </text:list>
      <text:p text:style-name="P24">La respuesta de la petición se cargará dinámicamente en una lista de items <text:a xlink:type="simple" xlink:href="https://quasar.dev/vue-components/list-and-list-items" text:style-name="ListLabel_20_28" text:visited-style-name="ListLabel_20_28"><text:span text:style-name="T28">https://quasar.dev/vue-components/list-and-list-items</text:span></text:a></text:p>
      <text:p text:style-name="P24">Al realizar una nueva petición AJAX, el resultado de la anterior se eliminará visualizando únicamente la nueva petición.</text:p>
      <text:p text:style-name="P21"><text:span text:style-name="T25">Instrucciones del entregable</text:span></text:p>
      <text:p text:style-name="P21"><text:span text:style-name="T25">1)</text:span> Los ejercicios de este entregable deben realizarse usando <text:span text:style-name="T27">VUE y Axios.</text:span></text:p>
      <text:p text:style-name="P21"><text:span text:style-name="T25">2)</text:span> El uso del repositorio debe ser el adecuado (debe ser un sistema de control versiones, no “un lugar donde subir el resultado final. No usarlo correctamente será penalizado en la nota de forma severa.</text:p>
      <text:p text:style-name="P21"><text:span text:style-name="T25">3)</text:span> El código debe estar ampliamente comentado (no hace falta explicar que es un if un for, etc. pero si la funcionalidad, las cosas destacadas, funcionamiento funciones, etc...), incluyendo ejercicios sencillos. El no comentarlo adecuadamente será penalizado.</text:p>
      <text:p text:style-name="P21"><text:span text:style-name="T25">4)</text:span> Al finalizar el entregable se debe enviar mediante una “tarea” en nuestro Moodle, un enlace al repositorio GitHub privado con los ejercicios realizados y permiso para la cuenta de GitHub <text:s/>sergarb1.</text:p>
      <text:list xml:id="list42722050640925" text:continue-list="list3047173383" text:style-name="WWNum3">
        <text:list-item>
          <text:p text:style-name="P34"><text:bookmark text:name="_g1qlmy5ta6mu"/>Autores (en orden alfabético)</text:p>
        </text:list-item>
      </text:list>
      <text:p text:style-name="P22">A continuación ofrecemos en orden alfabético el listado de autores que han hecho aportaciones a este documento:</text:p>
      <text:list xml:id="list1493451411" text:style-name="WWNum1">
        <text:list-item>
          <text:p text:style-name="P32">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font-name="Arial" fo:font-family="Arial" style:font-family-generic="roman" style:font-pitch="variable" fo:font-size="11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7874in" fo:margin-bottom="0.7874in" fo:margin-left="0.7866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Desarrollo web en entorno cliente</text:span><text:span text:style-name="MT2"> </text:span><text:span text:style-name="MT1"><text:tab/><text:tab/></text:span><text:span text:style-name="MT2">Entregable 2ª Evaluación - Parte 3</text:span></text:p>
      </style:header>
      <style:footer>
        <text:p text:style-name="MP2"><text:span text:style-name="MT1">CFGS. Desarrollo de Aplicaciones W</text:span><text:span text:style-name="MT2">eb</text:span><text:span text:style-name="MT1"><text:tab/><text:tab/></text:span><text:span text:style-name="MT2">Entregable 3 - Página</text:span><text:span text:style-name="MT1">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55" meta:word-count="718" meta:character-count="4703" meta:non-whitespace-character-count="4042"/>
    <meta:generator>LibreOfficeDev/6.0.5.2$Linux_X86_64 LibreOffice_project/</meta:generator>
  </office:meta>
</office:document-meta>
</file>